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610000039E7D7FD6D2EA8467DD.png" manifest:media-type="image/png"/>
  <manifest:file-entry manifest:full-path="Pictures/10000201000006000000030011C137D29B0F6754.png" manifest:media-type="image/png"/>
  <manifest:file-entry manifest:full-path="Pictures/100000000000040000000500C36FAAC622823977.png" manifest:media-type="image/png"/>
  <manifest:file-entry manifest:full-path="Pictures/100002000000040000000500B726B09F1BF853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Contents_20_Heading">
      <style:paragraph-properties fo:break-before="page">
        <style:tab-stops>
          <style:tab-stop style:position="6.5319in" style:type="right" style:leader-style="dotted" style:leader-text="."/>
        </style:tab-stops>
      </style:paragraph-properties>
    </style:style>
    <style:style style:name="P2" style:family="paragraph" style:parent-style-name="Text">
      <style:paragraph-properties fo:text-align="start" style:justify-single-word="false"/>
      <style:text-properties fo:font-style="normal" fo:font-weight="bold" style:font-style-asian="normal" style:font-weight-asian="bold" style:font-size-complex="9pt" style:font-style-complex="normal" style:font-weight-complex="bold"/>
    </style:style>
    <style:style style:name="P3" style:family="paragraph" style:parent-style-name="Text">
      <style:paragraph-properties fo:text-align="start" style:justify-single-word="false"/>
      <style:text-properties fo:font-style="normal" style:font-style-asian="normal" style:font-size-complex="9pt" style:font-style-complex="normal"/>
    </style:style>
    <style:style style:name="P4" style:family="paragraph" style:parent-style-name="Text">
      <style:paragraph-properties fo:text-align="start" style:justify-single-word="false"/>
    </style:style>
    <style:style style:name="P5" style:family="paragraph" style:parent-style-name="Text">
      <style:paragraph-properties fo:text-align="start" style:justify-single-word="false"/>
      <style:text-properties style:font-size-complex="9pt"/>
    </style:style>
    <style:style style:name="P6" style:family="paragraph" style:parent-style-name="Text">
      <style:paragraph-properties fo:margin-top="0in" fo:margin-bottom="0.0429in" loext:contextual-spacing="false" fo:text-align="start" style:justify-single-word="false"/>
    </style:style>
    <style:style style:name="P7" style:family="paragraph" style:parent-style-name="Text">
      <style:paragraph-properties fo:margin-top="0in" fo:margin-bottom="0.0429in" loext:contextual-spacing="false" fo:text-align="start" style:justify-single-word="false"/>
      <style:text-properties fo:font-style="normal" style:font-style-asian="normal" style:font-size-complex="9pt" style:font-style-complex="normal"/>
    </style:style>
    <style:style style:name="P8" style:family="paragraph" style:parent-style-name="Standard">
      <style:text-properties fo:font-size="9pt" style:font-size-asian="9pt" style:font-size-complex="9pt"/>
    </style:style>
    <style:style style:name="P9" style:family="paragraph" style:parent-style-name="Standard">
      <style:text-properties fo:font-size="9pt" fo:font-weight="bold" style:font-size-asian="9pt" style:font-weight-asian="bold" style:font-size-complex="9pt" style:font-weight-complex="bold"/>
    </style:style>
    <style:style style:name="P10" style:family="paragraph" style:parent-style-name="Standard">
      <style:paragraph-properties fo:text-align="justify" style:justify-single-word="false"/>
    </style:style>
    <style:style style:name="P11" style:family="paragraph" style:parent-style-name="Sans_20_interligne">
      <style:paragraph-properties fo:margin-left="0in" fo:margin-right="0in" fo:text-indent="0.4in" style:auto-text-indent="false"/>
    </style:style>
    <style:style style:name="P12" style:family="paragraph" style:parent-style-name="Sans_20_interligne">
      <style:paragraph-properties fo:margin-left="0in" fo:margin-right="0in" fo:text-indent="0.1575in" style:auto-text-indent="false"/>
    </style:style>
    <style:style style:name="P13" style:family="paragraph" style:parent-style-name="Text">
      <style:paragraph-properties fo:margin-left="0in" fo:margin-right="0in" fo:text-indent="0in" style:auto-text-indent="false">
        <style:tab-stops/>
      </style:paragraph-properties>
      <style:text-properties fo:font-style="normal" style:font-style-asian="normal"/>
    </style:style>
    <style:style style:name="P14" style:family="paragraph" style:parent-style-name="Sans_20_interligne">
      <style:paragraph-properties fo:margin-left="0.1575in" fo:margin-right="0in" fo:text-indent="0in" style:auto-text-indent="false">
        <style:tab-stops/>
      </style:paragraph-properties>
    </style:style>
    <style:style style:name="P15" style:family="paragraph" style:parent-style-name="Sans_20_interligne">
      <style:paragraph-properties fo:margin-left="0in" fo:margin-right="0in" fo:text-indent="0.25in" style:auto-text-indent="false"/>
    </style:style>
    <style:style style:name="P16" style:family="paragraph" style:parent-style-name="Sans_20_interligne">
      <style:paragraph-properties fo:margin-left="0.25in" fo:margin-right="0in" fo:text-indent="0.25in" style:auto-text-indent="false">
        <style:tab-stops/>
      </style:paragraph-properties>
    </style:style>
    <style:style style:name="P17" style:family="paragraph" style:parent-style-name="Text_20_body">
      <style:text-properties fo:font-weight="bold" style:font-weight-asian="bold" style:font-weight-complex="bold"/>
    </style:style>
    <style:style style:name="P18" style:family="paragraph" style:parent-style-name="Standard" style:master-page-name="MP0">
      <style:paragraph-properties style:page-number="auto" fo:break-before="page"/>
    </style:style>
    <style:style style:name="P19" style:family="paragraph" style:parent-style-name="Standard" style:master-page-name="MP5">
      <style:paragraph-properties fo:text-align="justify" style:justify-single-word="false" style:page-number="auto" fo:break-before="page"/>
    </style:style>
    <style:style style:name="P20" style:family="paragraph" style:parent-style-name="Titre_20_1" style:master-page-name="MP2">
      <style:paragraph-properties style:page-number="auto" fo:break-before="page"/>
    </style:style>
    <style:style style:name="P21" style:family="paragraph" style:parent-style-name="Titre_20_1" style:master-page-name="MP4">
      <style:paragraph-properties style:page-number="auto" fo:break-before="page"/>
    </style:style>
    <style:style style:name="P22" style:family="paragraph" style:parent-style-name="Titre_20_1" style:master-page-name="MP6">
      <style:paragraph-properties style:page-number="auto" fo:break-before="page"/>
    </style:style>
    <style:style style:name="P23" style:family="paragraph" style:parent-style-name="Titre_20_1" style:master-page-name="MP7">
      <style:paragraph-properties style:page-number="auto" fo:break-before="page"/>
    </style:style>
    <style:style style:name="P24" style:family="paragraph" style:parent-style-name="Text_20_body" style:master-page-name="MP1">
      <style:paragraph-properties style:page-number="auto" fo:break-before="page"/>
    </style:style>
    <style:style style:name="P25" style:family="paragraph" style:parent-style-name="Text_20_body" style:master-page-name="MP3">
      <style:paragraph-properties style:page-number="auto" fo:break-before="page"/>
    </style:style>
    <style:style style:name="P26" style:family="paragraph" style:parent-style-name="Text_20_body" style:master-page-name="MP8">
      <style:paragraph-properties style:page-number="auto" fo:break-before="page"/>
    </style:style>
    <style:style style:name="P27" style:family="paragraph" style:parent-style-name="Text_20_body" style:master-page-name="MP9">
      <style:paragraph-properties style:page-number="auto" fo:break-before="page"/>
    </style:style>
    <style:style style:name="P28" style:family="paragraph" style:parent-style-name="Text" style:list-style-name="L2">
      <style:paragraph-properties fo:text-align="start" style:justify-single-word="false"/>
    </style:style>
    <style:style style:name="P29" style:family="paragraph" style:parent-style-name="Text" style:list-style-name="L4">
      <style:paragraph-properties fo:text-align="start" style:justify-single-word="false"/>
    </style:style>
    <style:style style:name="P30" style:family="paragraph" style:parent-style-name="Text" style:list-style-name="L5">
      <style:paragraph-properties fo:text-align="start" style:justify-single-word="false"/>
    </style:style>
    <style:style style:name="P31" style:family="paragraph" style:parent-style-name="Text" style:list-style-name="L3">
      <style:paragraph-properties fo:text-align="start" style:justify-single-word="false"/>
      <style:text-properties fo:font-style="normal" style:font-style-asian="normal" style:font-style-complex="normal"/>
    </style:style>
    <style:style style:name="P32" style:family="paragraph" style:parent-style-name="Text" style:list-style-name="L6">
      <style:paragraph-properties fo:text-align="start" style:justify-single-word="false"/>
      <style:text-properties fo:font-style="normal" style:font-style-asian="normal" style:font-size-complex="9pt" style:font-style-complex="normal"/>
    </style:style>
    <style:style style:name="P33" style:family="paragraph" style:parent-style-name="Text" style:list-style-name="L1">
      <style:paragraph-properties fo:margin-top="0in" fo:margin-bottom="0.0429in" loext:contextual-spacing="false" fo:text-align="start" style:justify-single-word="false"/>
    </style:style>
    <style:style style:name="P34" style:family="paragraph" style:parent-style-name="Sans_20_interligne" style:list-style-name="L7"/>
    <style:style style:name="P35" style:family="paragraph" style:parent-style-name="Sans_20_interligne" style:list-style-name="L8"/>
    <style:style style:name="P36" style:family="paragraph" style:parent-style-name="Sans_20_interligne" style:list-style-name="L9"/>
    <style:style style:name="P37" style:family="paragraph" style:parent-style-name="Sans_20_interligne" style:list-style-name="L10"/>
    <style:style style:name="P38" style:family="paragraph" style:parent-style-name="Sans_20_interligne" style:list-style-name="L12"/>
    <style:style style:name="P39" style:family="paragraph" style:parent-style-name="Sans_20_interligne" style:list-style-name="L13"/>
    <style:style style:name="P40" style:family="paragraph" style:parent-style-name="Sans_20_interligne" style:list-style-name="L11">
      <style:paragraph-properties fo:margin-left="0.5in" fo:margin-right="0in" fo:text-indent="0in" style:auto-text-indent="false">
        <style:tab-stops/>
      </style:paragraph-properties>
    </style:style>
    <style:style style:name="T1" style:family="text">
      <style:text-properties fo:font-style="normal" style:font-style-asian="normal" style:font-style-complex="normal"/>
    </style:style>
    <style:style style:name="T2" style:family="text">
      <style:text-properties fo:font-style="normal" style:font-style-asian="normal" style:font-size-complex="9pt" style:font-style-complex="normal"/>
    </style:style>
    <style:style style:name="T3" style:family="text">
      <style:text-properties fo:font-style="normal" fo:font-weight="bold" style:font-style-asian="normal" style:font-weight-asian="bold" style:font-size-complex="9pt" style:font-style-complex="normal" style:font-weight-complex="bold"/>
    </style:style>
    <style:style style:name="T4" style:family="text">
      <style:text-properties style:font-size-complex="9pt"/>
    </style:style>
    <style:style style:name="T5" style:family="text">
      <style:text-properties fo:font-size="9pt" style:font-size-asian="9pt" style:font-size-complex="9pt"/>
    </style:style>
    <style:style style:name="T6" style:family="text">
      <style:text-properties style:text-position="super 67%"/>
    </style:style>
    <style:style style:name="T7" style:family="text">
      <style:text-properties fo:color="#92d050"/>
    </style:style>
    <style:style style:name="T8" style:family="text">
      <style:text-properties fo:color="#4472c4"/>
    </style:style>
    <style:style style:name="T9" style:family="text">
      <style:text-properties fo:color="#ffff00"/>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657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9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157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407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657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90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157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407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65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657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9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157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407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657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90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157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407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65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position-and-space-mode="label-alignment">
          <style:list-level-label-alignment text:label-followed-by="listtab" fo:text-indent="-0.25in" fo:margin-left="0.4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0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0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0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0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0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0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0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5LVL1"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_5f_CharLFO15LVL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WW_5f_CharLFO15LVL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_5f_CharLFO15LVL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_5f_CharLFO15LVL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WW_5f_CharLFO15LVL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_5f_CharLFO15LVL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_5f_CharLFO15LVL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WW_5f_CharLFO15LVL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307in"/>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25in" fo:margin-left="1.0307in"/>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25in" fo:margin-left="1.5307in"/>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25in" fo:margin-left="2.0307in"/>
        </style:list-level-properties>
        <style:text-properties style:font-name="Symbol"/>
      </text:list-level-style-bullet>
      <text:list-level-style-bullet text:level="5" text:style-name="WW_5f_CharLFO13LVL5" text:bullet-char="o">
        <style:list-level-properties text:list-level-position-and-space-mode="label-alignment">
          <style:list-level-label-alignment text:label-followed-by="listtab" fo:text-indent="-0.25in" fo:margin-left="2.5307in"/>
        </style:list-level-properties>
        <style:text-properties style:font-name="Courier New"/>
      </text:list-level-style-bullet>
      <text:list-level-style-bullet text:level="6" text:style-name="WW_5f_CharLFO13LVL6" text:bullet-char="">
        <style:list-level-properties text:list-level-position-and-space-mode="label-alignment">
          <style:list-level-label-alignment text:label-followed-by="listtab" fo:text-indent="-0.25in" fo:margin-left="3.0307in"/>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25in" fo:margin-left="3.5307in"/>
        </style:list-level-properties>
        <style:text-properties style:font-name="Symbol"/>
      </text:list-level-style-bullet>
      <text:list-level-style-bullet text:level="8" text:style-name="WW_5f_CharLFO13LVL8" text:bullet-char="o">
        <style:list-level-properties text:list-level-position-and-space-mode="label-alignment">
          <style:list-level-label-alignment text:label-followed-by="listtab" fo:text-indent="-0.25in" fo:margin-left="4.0307in"/>
        </style:list-level-properties>
        <style:text-properties style:font-name="Courier New"/>
      </text:list-level-style-bullet>
      <text:list-level-style-bullet text:level="9" text:style-name="WW_5f_CharLFO13LVL9" text:bullet-char="">
        <style:list-level-properties text:list-level-position-and-space-mode="label-alignment">
          <style:list-level-label-alignment text:label-followed-by="listtab" fo:text-indent="-0.25in" fo:margin-left="4.530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Standard"/>
      <text:p text:style-name="Standard"/>
      <text:p text:style-name="Standard"/>
      <text:p text:style-name="Standard"/>
      <text:p text:style-name="Titre">Projet Logiciel Transversal</text:p>
      <text:p text:style-name="Sous-titr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Normal">
            <text:index-entry-link-start/>
            <text:index-entry-text/>
            <text:index-entry-tab-stop style:type="right" style:leader-char="."/>
            <text:index-entry-page-number/>
            <text:index-entry-link-end/>
          </text:table-of-content-entry-template>
          <text:table-of-content-entry-template text:outline-level="7" text:style-name="Normal">
            <text:index-entry-link-start/>
            <text:index-entry-text/>
            <text:index-entry-tab-stop style:type="right" style:leader-char="."/>
            <text:index-entry-page-number/>
            <text:index-entry-link-end/>
          </text:table-of-content-entry-template>
          <text:table-of-content-entry-template text:outline-level="8" text:style-name="Normal">
            <text:index-entry-link-start/>
            <text:index-entry-text/>
            <text:index-entry-tab-stop style:type="right" style:leader-char="."/>
            <text:index-entry-page-number/>
            <text:index-entry-link-end/>
          </text:table-of-content-entry-template>
          <text:table-of-content-entry-template text:outline-level="9" text:style-name="Normal">
            <text:index-entry-link-start/>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able des matières</text:p>
          <text:p text:style-name="Contents_20_1"><text:a xlink:type="simple" xlink:href="#__RefHeading__1316_824097905" office:target-frame-name="_top" xlink:show="replace" text:style-name="Internet_20_link" text:visited-style-name="Visited_20_Internet_20_Link">1 Objectif<text:tab/>3</text:a></text:p>
          <text:p text:style-name="Contents_20_2"><text:a xlink:type="simple" xlink:href="#__RefHeading__1318_824097905" office:target-frame-name="_top" xlink:show="replace" text:style-name="Internet_20_link" text:visited-style-name="Visited_20_Internet_20_Link">1.1 Présentation générale<text:tab/>3</text:a></text:p>
          <text:p text:style-name="Contents_20_2"><text:a xlink:type="simple" xlink:href="#__RefHeading__1320_824097905" office:target-frame-name="_top" xlink:show="replace" text:style-name="Internet_20_link" text:visited-style-name="Visited_20_Internet_20_Link">1.2 Règles du jeu<text:tab/>3</text:a></text:p>
          <text:p text:style-name="Contents_20_2"><text:a xlink:type="simple" xlink:href="#__RefHeading__3406_1053578290" office:target-frame-name="_top" xlink:show="replace" text:style-name="Internet_20_link" text:visited-style-name="Visited_20_Internet_20_Link">1.3 Conception Logiciel<text:tab/>3</text:a></text:p>
          <text:p text:style-name="Contents_20_1"><text:a xlink:type="simple" xlink:href="#__RefHeading__1322_824097905" office:target-frame-name="_top" xlink:show="replace" text:style-name="Internet_20_link" text:visited-style-name="Visited_20_Internet_20_Link">2 Description et conception des états<text:tab/>4</text:a></text:p>
          <text:p text:style-name="Contents_20_2"><text:a xlink:type="simple" xlink:href="#__RefHeading__1480_1060408740" office:target-frame-name="_top" xlink:show="replace" text:style-name="Internet_20_link" text:visited-style-name="Visited_20_Internet_20_Link">2.1 Description des états<text:tab/>4</text:a></text:p>
          <text:p text:style-name="Contents_20_2"><text:a xlink:type="simple" xlink:href="#__RefHeading__1484_1060408740" office:target-frame-name="_top" xlink:show="replace" text:style-name="Internet_20_link" text:visited-style-name="Visited_20_Internet_20_Link">2.2 Conception logiciel<text:tab/>4</text:a></text:p>
          <text:p text:style-name="Contents_20_2"><text:a xlink:type="simple" xlink:href="#__RefHeading__1027_1053578290" office:target-frame-name="_top" xlink:show="replace" text:style-name="Internet_20_link" text:visited-style-name="Visited_20_Internet_20_Link">2.3 Conception logiciel : extension pour le rendu<text:tab/>4</text:a></text:p>
          <text:p text:style-name="Contents_20_2"><text:a xlink:type="simple" xlink:href="#__RefHeading__3408_1053578290" office:target-frame-name="_top" xlink:show="replace" text:style-name="Internet_20_link" text:visited-style-name="Visited_20_Internet_20_Link">2.4 Conception logiciel : extension pour le moteur de jeu<text:tab/>4</text:a></text:p>
          <text:p text:style-name="Contents_20_2"><text:a xlink:type="simple" xlink:href="#__RefHeading__2098_1060408740" office:target-frame-name="_top" xlink:show="replace" text:style-name="Internet_20_link" text:visited-style-name="Visited_20_Internet_20_Link">2.5 Ressources<text:tab/>4</text:a></text:p>
          <text:p text:style-name="Contents_20_1"><text:a xlink:type="simple" xlink:href="#__RefHeading__2100_1060408740" office:target-frame-name="_top" xlink:show="replace" text:style-name="Internet_20_link" text:visited-style-name="Visited_20_Internet_20_Link">3 Rendu : Stratégie et Conception<text:tab/>6</text:a></text:p>
          <text:p text:style-name="Contents_20_2"><text:a xlink:type="simple" xlink:href="#__RefHeading__2104_1060408740" office:target-frame-name="_top" xlink:show="replace" text:style-name="Internet_20_link" text:visited-style-name="Visited_20_Internet_20_Link">3.1 Stratégie de rendu d'un état<text:tab/>6</text:a></text:p>
          <text:p text:style-name="Contents_20_2"><text:a xlink:type="simple" xlink:href="#__RefHeading__2118_1060408740" office:target-frame-name="_top" xlink:show="replace" text:style-name="Internet_20_link" text:visited-style-name="Visited_20_Internet_20_Link">3.2 Conception logiciel<text:tab/>6</text:a></text:p>
          <text:p text:style-name="Contents_20_2"><text:a xlink:type="simple" xlink:href="#__RefHeading__3410_1053578290" office:target-frame-name="_top" xlink:show="replace" text:style-name="Internet_20_link" text:visited-style-name="Visited_20_Internet_20_Link">3.3 Conception logiciel : extension pour les animations<text:tab/>6</text:a></text:p>
          <text:p text:style-name="Contents_20_2"><text:a xlink:type="simple" xlink:href="#__RefHeading__2132_1060408740" office:target-frame-name="_top" xlink:show="replace" text:style-name="Internet_20_link" text:visited-style-name="Visited_20_Internet_20_Link">3.4 Ressources<text:tab/>6</text:a></text:p>
          <text:p text:style-name="Contents_20_2"><text:a xlink:type="simple" xlink:href="#__RefHeading__2136_1060408740" office:target-frame-name="_top" xlink:show="replace" text:style-name="Internet_20_link" text:visited-style-name="Visited_20_Internet_20_Link">3.5 Exemple de rendu<text:tab/>6</text:a></text:p>
          <text:p text:style-name="Contents_20_1"><text:a xlink:type="simple" xlink:href="#__RefHeading__1336_824097905" office:target-frame-name="_top" xlink:show="replace" text:style-name="Internet_20_link" text:visited-style-name="Visited_20_Internet_20_Link">4 Règles de changement d'états et moteur de jeu<text:tab/>8</text:a></text:p>
          <text:p text:style-name="Contents_20_2"><text:a xlink:type="simple" xlink:href="#__RefHeading__2079_824097905" office:target-frame-name="_top" xlink:show="replace" text:style-name="Internet_20_link" text:visited-style-name="Visited_20_Internet_20_Link">4.1 Horloge globale<text:tab/>8</text:a></text:p>
          <text:p text:style-name="Contents_20_2"><text:a xlink:type="simple" xlink:href="#__RefHeading__2081_824097905" office:target-frame-name="_top" xlink:show="replace" text:style-name="Internet_20_link" text:visited-style-name="Visited_20_Internet_20_Link">4.2 Changements extérieurs<text:tab/>8</text:a></text:p>
          <text:p text:style-name="Contents_20_2"><text:a xlink:type="simple" xlink:href="#__RefHeading__2083_824097905" office:target-frame-name="_top" xlink:show="replace" text:style-name="Internet_20_link" text:visited-style-name="Visited_20_Internet_20_Link">4.3 Changements autonomes<text:tab/>8</text:a></text:p>
          <text:p text:style-name="Contents_20_2"><text:a xlink:type="simple" xlink:href="#__RefHeading__1029_1053578290" office:target-frame-name="_top" xlink:show="replace" text:style-name="Internet_20_link" text:visited-style-name="Visited_20_Internet_20_Link">4.4 Conception logiciel<text:tab/>8</text:a></text:p>
          <text:p text:style-name="Contents_20_2"><text:a xlink:type="simple" xlink:href="#__RefHeading__3412_1053578290" office:target-frame-name="_top" xlink:show="replace" text:style-name="Internet_20_link" text:visited-style-name="Visited_20_Internet_20_Link">4.5 Conception logiciel : extension pour l'IA<text:tab/>8</text:a></text:p>
          <text:p text:style-name="Contents_20_2"><text:a xlink:type="simple" xlink:href="#__RefHeading__1829_2123130103" office:target-frame-name="_top" xlink:show="replace" text:style-name="Internet_20_link" text:visited-style-name="Visited_20_Internet_20_Link">4.6 Conception logiciel : extension pour la parallélisation<text:tab/>8</text:a></text:p>
          <text:p text:style-name="Contents_20_1"><text:a xlink:type="simple" xlink:href="#__RefHeading__1031_1053578290" office:target-frame-name="_top" xlink:show="replace" text:style-name="Internet_20_link" text:visited-style-name="Visited_20_Internet_20_Link">5 Intelligence Artificielle<text:tab/>10</text:a></text:p>
          <text:p text:style-name="Contents_20_2"><text:a xlink:type="simple" xlink:href="#__RefHeading__2973_1544052078" office:target-frame-name="_top" xlink:show="replace" text:style-name="Internet_20_link" text:visited-style-name="Visited_20_Internet_20_Link">5.1 Stratégies<text:tab/>10</text:a></text:p>
          <text:p text:style-name="Contents_20_3"><text:a xlink:type="simple" xlink:href="#__RefHeading__2975_1544052078" office:target-frame-name="_top" xlink:show="replace" text:style-name="Internet_20_link" text:visited-style-name="Visited_20_Internet_20_Link">5.1.1 Intelligence minimale<text:tab/>10</text:a></text:p>
          <text:p text:style-name="Contents_20_3"><text:a xlink:type="simple" xlink:href="#__RefHeading__2977_1544052078" office:target-frame-name="_top" xlink:show="replace" text:style-name="Internet_20_link" text:visited-style-name="Visited_20_Internet_20_Link">5.1.2 Intelligence basée sur des heuristiques<text:tab/>10</text:a></text:p>
          <text:p text:style-name="Contents_20_3"><text:a xlink:type="simple" xlink:href="#__RefHeading__2480_1544052078" office:target-frame-name="_top" xlink:show="replace" text:style-name="Internet_20_link" text:visited-style-name="Visited_20_Internet_20_Link">5.1.3 Intelligence basée sur les arbres de recherche<text:tab/>10</text:a></text:p>
          <text:p text:style-name="Contents_20_2"><text:a xlink:type="simple" xlink:href="#__RefHeading__2979_1544052078" office:target-frame-name="_top" xlink:show="replace" text:style-name="Internet_20_link" text:visited-style-name="Visited_20_Internet_20_Link">5.2 Conception logiciel<text:tab/>10</text:a></text:p>
          <text:p text:style-name="Contents_20_2"><text:a xlink:type="simple" xlink:href="#__RefHeading__2981_1544052078" office:target-frame-name="_top" xlink:show="replace" text:style-name="Internet_20_link" text:visited-style-name="Visited_20_Internet_20_Link">5.3 Conception logiciel : extension pour l'IA composée<text:tab/>10</text:a></text:p>
          <text:p text:style-name="Contents_20_2"><text:a xlink:type="simple" xlink:href="#__RefHeading__2983_1544052078" office:target-frame-name="_top" xlink:show="replace" text:style-name="Internet_20_link" text:visited-style-name="Visited_20_Internet_20_Link">5.4 Conception logiciel : extension pour IA avancée<text:tab/>10</text:a></text:p>
          <text:p text:style-name="Contents_20_2"><text:a xlink:type="simple" xlink:href="#__RefHeading__2985_1544052078" office:target-frame-name="_top" xlink:show="replace" text:style-name="Internet_20_link" text:visited-style-name="Visited_20_Internet_20_Link">5.5 Conception logiciel : extension pour la parallélisation<text:tab/>10</text:a></text:p>
          <text:p text:style-name="Contents_20_1"><text:a xlink:type="simple" xlink:href="#__RefHeading__2987_1544052078" office:target-frame-name="_top" xlink:show="replace" text:style-name="Internet_20_link" text:visited-style-name="Visited_20_Internet_20_Link">6 Modularisation<text:tab/>11</text:a></text:p>
          <text:p text:style-name="Contents_20_2"><text:a xlink:type="simple" xlink:href="#__RefHeading__1831_2123130103" office:target-frame-name="_top" xlink:show="replace" text:style-name="Internet_20_link" text:visited-style-name="Visited_20_Internet_20_Link">6.1 Organisation des modules<text:tab/>11</text:a></text:p>
          <text:p text:style-name="Contents_20_3"><text:a xlink:type="simple" xlink:href="#__RefHeading__1833_2123130103" office:target-frame-name="_top" xlink:show="replace" text:style-name="Internet_20_link" text:visited-style-name="Visited_20_Internet_20_Link">6.1.1 Répartition sur différents threads<text:tab/>11</text:a></text:p>
          <text:p text:style-name="Contents_20_3"><text:a xlink:type="simple" xlink:href="#__RefHeading__1835_2123130103" office:target-frame-name="_top" xlink:show="replace" text:style-name="Internet_20_link" text:visited-style-name="Visited_20_Internet_20_Link">6.1.2 Répartition sur différentes machines<text:tab/>11</text:a></text:p>
          <text:p text:style-name="Contents_20_2"><text:a xlink:type="simple" xlink:href="#__RefHeading__1837_2123130103" office:target-frame-name="_top" xlink:show="replace" text:style-name="Internet_20_link" text:visited-style-name="Visited_20_Internet_20_Link">6.2 Conception logiciel<text:tab/>11</text:a></text:p>
          <text:p text:style-name="Contents_20_2"><text:a xlink:type="simple" xlink:href="#__RefHeading__1966_2123130103" office:target-frame-name="_top" xlink:show="replace" text:style-name="Internet_20_link" text:visited-style-name="Visited_20_Internet_20_Link">6.3 Conception logiciel : extension réseau<text:tab/>11</text:a></text:p>
          <text:p text:style-name="Contents_20_2"><text:a xlink:type="simple" xlink:href="#__RefHeading__1968_2123130103" office:target-frame-name="_top" xlink:show="replace" text:style-name="Internet_20_link" text:visited-style-name="Visited_20_Internet_20_Link">6.4 Conception logiciel : client Android<text:tab/>11</text:a></text:p>
        </text:index-body>
      </text:table-of-content>
      <text:p text:style-name="Standard"/>
      <text:p text:style-name="Standard"/>
      <text:p text:style-name="Standard"/>
      <text:p text:style-name="Standard"/>
      <text:p text:style-name="Standard"/>
      <text:h text:style-name="Titre_20_1" text:outline-level="1"><text:bookmark-start text:name="__RefHeading__1316_824097905"/><text:soft-page-break/>Objectif<text:bookmark-end text:name="__RefHeading__1316_824097905"/></text:h>
      <text:h text:style-name="Titre_20_2" text:outline-level="2"><text:bookmark-start text:name="__RefHeading__1318_824097905"/>Présentation générale<text:bookmark-end text:name="__RefHeading__1318_824097905"/></text:h>
      <text:p text:style-name="Text"><text:span text:style-name="Police_20_par_20_défaut"><text:span text:style-name="T1">Le but ce projet est la création d’un jeu de stratégie tour par tour basé sur Age of Empires : Age of Kings version DS. Le jeu se concentra sur l’aspect de la bataille et la création d’armée, avec une arborescence des technologies grandement simplifiée par rapport au jeu publié.</text:span></text:span></text:p>
      <text:h text:style-name="Titre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Text"/>
      <text:p text:style-name="P2">1.2.1 But du jeu</text:p>
      <text:p text:style-name="P3">Le principe du jeu est simple : une civilisation à développer, en technologie et en armée, pour but de détruire la civilisation adverse.</text:p>
      <text:p text:style-name="P3"/>
      <text:p text:style-name="P2">1.2.2 Principaux aspects du jeu</text:p>
      <text:list xml:id="list3258136044973563586" text:style-name="L1">
        <text:list-item>
          <text:p text:style-name="P33"><text:span text:style-name="Police_20_par_20_défaut"><text:span text:style-name="T2">Le joueur doit choisir une civilisation, sous forme d’un choix de </text:span></text:span><text:span text:style-name="Police_20_par_20_défaut"><text:span text:style-name="T3">races</text:span></text:span><text:span text:style-name="Police_20_par_20_défaut"><text:span text:style-name="T2">. Plusieurs races sont disponibles :</text:span></text:span></text:p>
        </text:list-item>
      </text:list>
      <text:p text:style-name="P7">Les elfes, les orcs, les nains ou les humains.</text:p>
      <text:p text:style-name="P7">Toutes les races forment les mêmes unités : les villageois, l’unité d’infanterie, de cavalerie et de distance. <text:s/></text:p>
      <text:p text:style-name="P6"><text:span text:style-name="Police_20_par_20_défaut"><text:span text:style-name="T2">Cependant, chaque race a une </text:span></text:span><text:span text:style-name="Police_20_par_20_défaut"><text:span text:style-name="T3">affinité particulière</text:span></text:span><text:span text:style-name="Police_20_par_20_défaut"><text:span text:style-name="T2"> :</text:span></text:span></text:p>
      <text:p text:style-name="P3">Par exemple, les orcs forment une infanterie avec une attaque accrue, pendant que les elfes forment des archers plus habiles.</text:p>
      <text:p text:style-name="P3"/>
      <text:list xml:id="list8375346884416572184" text:style-name="L2">
        <text:list-item>
          <text:p text:style-name="P28"><text:span text:style-name="Police_20_par_20_défaut"><text:span text:style-name="T2">Le jeu se déroule sur une carte prédéfinie avec différentes </text:span></text:span><text:span text:style-name="Police_20_par_20_défaut"><text:span text:style-name="T3">zones</text:span></text:span><text:span text:style-name="Police_20_par_20_défaut"><text:span text:style-name="T2">, telles que le marais, la forêt, la montagne, la plaine, la route ou la mer. Chacune possédant des attributs différents, la connaissance du terrain est un facteur clé pour la victoire.</text:span></text:span></text:p>
        </text:list-item>
      </text:list>
      <text:list xml:id="list6151550855284412496" text:style-name="L3">
        <text:list-item>
          <text:p text:style-name="P31">Marais : malus de déplacement, passage impossible pour les unités cavalières.</text:p>
        </text:list-item>
        <text:list-item>
          <text:p text:style-name="P31">Forêt : malus de vision*, bonus de défense.</text:p>
        </text:list-item>
        <text:list-item>
          <text:p text:style-name="P31">Montagne : malus de déplacement, bonus de vision* et de défense.</text:p>
        </text:list-item>
        <text:list-item>
          <text:p text:style-name="P31">Plaine : 0 attribut.</text:p>
        </text:list-item>
        <text:list-item>
          <text:p text:style-name="P31">Route : bonus de déplacement.</text:p>
        </text:list-item>
        <text:list-item>
          <text:p text:style-name="P31">Mer : Aucune troupe autorisée.</text:p>
        </text:list-item>
      </text:list>
      <text:p text:style-name="P4"><text:span text:style-name="Police_20_par_20_défaut"><text:span text:style-name="T2"><text:tab/>*</text:span></text:span><text:span text:style-name="Police_20_par_20_défaut"><text:span text:style-name="T4">(la vision influx sur la distance de tir des archers)</text:span></text:span></text:p>
      <text:p text:style-name="P5"/>
      <text:list xml:id="list6847061885051848593" text:style-name="L4">
        <text:list-item>
          <text:p text:style-name="P29"><text:span text:style-name="Police_20_par_20_défaut"><text:span text:style-name="T2">Sur cette carte est présente différentes </text:span></text:span><text:span text:style-name="Police_20_par_20_défaut"><text:span text:style-name="T3">ressources</text:span></text:span><text:span text:style-name="Police_20_par_20_défaut"><text:span text:style-name="T2">, de type constante et instantanée : leur repérage et leur prise de contrôle sont les aspects les plus importants du jeu.</text:span></text:span></text:p>
        </text:list-item>
      </text:list>
      <text:list xml:id="list8831594533075104315" text:style-name="L5">
        <text:list-item>
          <text:p text:style-name="P30"><text:span text:style-name="Police_20_par_20_défaut"><text:span text:style-name="T2">Ressource instantanée : Les ruines, les trésors et les animaux permettent d’obtenir des <text:tab/>ressources dès la prise du contrôle de la zone. Cependant, après l’obtention de la ressource, la ressource disparaît.</text:span></text:span></text:p>
        </text:list-item>
        <text:list-item>
          <text:p text:style-name="P30"><text:span text:style-name="Police_20_par_20_défaut"><text:span text:style-name="T2">Ressource constante : les champs et les gisements d’ors ; ils nécessitent leur prise de <text:tab/>contrôle à l’aide d’une construction dédiée (un moulin pour les champs, une mine pour l’or). <text:s/>Après contrôle de la zone, <text:tab/>une quantité constante de ressource sera obtenue chaque tour.</text:span></text:span></text:p>
        </text:list-item>
      </text:list>
      <text:p text:style-name="P3"/>
      <text:p text:style-name="P3"/>
      <text:p text:style-name="P3"/>
      <text:p text:style-name="P3"/>
      <text:p text:style-name="P3"/>
      <text:p text:style-name="P3"/>
      <text:p text:style-name="P2"><text:soft-page-break/>1.2.3 Déroulement du jeu</text:p>
      <text:list xml:id="list3744368474699265397" text:style-name="L6">
        <text:list-item>
          <text:p text:style-name="P32">Les joueurs jouent un jour chacun leur tour. Chaque unité pourra se déplacer et/ou attaquer une fois par jour.</text:p>
        </text:list-item>
        <text:list-item>
          <text:p text:style-name="P32">Tous les joueurs commencent par une unité d’infanterie, et une unité de villageois.</text:p>
        </text:list-item>
        <text:list-item>
          <text:p text:style-name="P32">Les villageois sont les seules unités capables de construire. Seuls les centres-villes peuvent créer les villageois.</text:p>
        </text:list-item>
        <text:list-item>
          <text:p text:style-name="P32">Le nombre de construction et d’unités autorisé varie en fonction de l’avancée technologique et du nombre de ressources constantes contrôlées par le joueur.</text:p>
        </text:list-item>
        <text:list-item>
          <text:p text:style-name="P32"><text:s/>La partie se termine lorsque tous les centres-villes adverses sont détruits.</text:p>
        </text:list-item>
      </text:list>
      <text:h text:style-name="Titre_20_2" text:outline-level="2"><text:bookmark-start text:name="__RefHeading__3406_1053578290"/>Conception Logiciel<text:bookmark-end text:name="__RefHeading__3406_1053578290"/></text:h>
      <text:p text:style-name="Text">Présenter ici les packages de votre solution, ainsi que leurs dépendances.</text:p>
      <text:p text:style-name="P8"/>
      <text:p text:style-name="P8">La carte est d’une taille 32x32 pixels, un pixel déterminant une zone.</text:p>
      <text:p text:style-name="P8"/>
      <text:p text:style-name="P9">1.3.1 Tiles pour le terrain :</text:p>
      <text:p text:style-name="P8"/>
      <text:p text:style-name="P8">Version original trouvée sur google image :<text:tab/><text:tab/><text:tab/><text:tab/>Version transparente utilisée dans le projet :</text:p>
      <text:p text:style-name="P8"/>
      <text:p text:style-name="Standard"><draw:frame draw:style-name="fr3" draw:name="Image2" text:anchor-type="paragraph" svg:x="3.5756in" svg:y="0.0319in" svg:width="3.0319in" style:rel-width="scale" svg:height="3.7898in" style:rel-height="scale" draw:z-index="4"><draw:image xlink:href="Pictures/100002000000040000000500B726B09F1BF853C5.png" xlink:type="simple" xlink:show="embed" xlink:actuate="onLoad"/></draw:frame><draw:frame draw:style-name="fr3" draw:name="Image3" text:anchor-type="paragraph" svg:x="-0.0327in" svg:y="0.1154in" svg:width="2.8626in" style:rel-width="scale" svg:height="3.5783in" style:rel-height="scale" draw:z-index="3"><draw:image xlink:href="Pictures/100000000000040000000500C36FAAC622823977.png" xlink:type="simple" xlink:show="embed" xlink:actuate="onLoad"/></draw:frame><text:span text:style-name="Police_20_par_20_défaut"><text:span text:style-name="T5"/></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1.3.2 Tiles pour les ressources :</text:p>
      <text:p text:style-name="P8"/>
      <text:p text:style-name="P8">Création de tiles sur blender (à confirmer)</text:p>
      <text:p text:style-name="P8"/>
      <text:p text:style-name="P9">1.3.3 Tiles pour les unités :</text:p>
      <text:p text:style-name="P8">Voici notre prototype de notre première carte : InrushIsland</text:p>
      <text:p text:style-name="P8"/>
      <text:p text:style-name="Standard"><draw:frame draw:style-name="fr4" draw:name="Image1" text:anchor-type="paragraph" svg:width="6.6929in" style:rel-width="scale" svg:height="3.3457in" style:rel-height="scale" draw:z-index="2"><draw:image xlink:href="Pictures/10000201000006000000030011C137D29B0F6754.png" xlink:type="simple" xlink:show="embed" xlink:actuate="onLoad"/></draw:frame><text:soft-page-break/><text:span text:style-name="Police_20_par_20_défaut"><text:span text:style-name="T5"/></text:span></text:p>
      <text:p text:style-name="P8">-Les carrés verts désignent une zone de champ.</text:p>
      <text:p text:style-name="P8">-Les carrés rouges désignent une zone de gisement d’o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Titre_20_1"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text:soft-page-break/>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Titre_20_2" text:outline-level="2"><text:bookmark-start text:name="__RefHeading__1480_1060408740"/>Description des états<text:bookmark-end text:name="__RefHeading__1480_1060408740"/></text:h>
      <text:p text:style-name="P11">L’état du jeu est composé par un ensemble d’éléments d’environnements et d’éléments d’unités propre aux joueurs.</text:p>
      <text:p text:style-name="Sans_20_interligne">Chaque élément possède une coordonnée (X, Y) et une valeur entière pour les différencier. </text:p>
      <text:p text:style-name="P12">Pour le moment, les éléments d’environnements comportent les terrains, et les éléments d’unités propre aux joueurs les constructions et unités. <text:s/></text:p>
      <text:p text:style-name="P12"/>
      <text:p text:style-name="P13"/>
      <text:h text:style-name="Titre_20_3" text:outline-level="3">Etat : éléments d’environnements </text:h>
      <text:list xml:id="list718419987747395300" text:style-name="L7">
        <text:list-item>
          <text:p text:style-name="P34">La carte <text:s/></text:p>
        </text:list-item>
      </text:list>
      <text:p text:style-name="P12"><text:s/>La carte du jeu est pour l’instant une grille de taille 64x64, où tous les éléments des états seront stockés. Nous avons opté pour une structure de type liste pour la facilité de mise en place. Voici comment sera organisé notre gestion de la carte :</text:p>
      <text:p text:style-name="Sans_20_interligne">Les 64 premières valeurs de la liste seront les positions de l’abscisse X allant de 0 à 63, et la position Y=0. </text:p>
      <text:p text:style-name="Sans_20_interligne">Puis, de la 65<text:span text:style-name="Police_20_par_20_défaut"><text:span text:style-name="T6">ème</text:span></text:span> valeur de notre liste sera la position (X=0, Y=1). </text:p>
      <text:p text:style-name="Sans_20_interligne">Ainsi, sans passer par un vecteur de vecteur, nous pourrons identifier les positions de nos éléments sur la carte, tout en gardant la syntaxe (X, Y) pour les éléments pour une meilleure visualisation. </text:p>
      <text:p text:style-name="Sans_20_interligne"/>
      <text:p text:style-name="Sans_20_interligne">La carte comporte les attributs suivants :</text:p>
      <text:list xml:id="list275196199857483197" text:style-name="L8">
        <text:list-item>
          <text:p text:style-name="P35">Une liste de type « terrain », permettant de stocker en mémoire tous les terrains de la map (l’instanciation de cette liste sera lors du démarrage d’une partie)</text:p>
        </text:list-item>
        <text:list-item>
          <text:p text:style-name="P35">Une liste de pointeurs pointant sur des « GameObject », permettant la mise en mémoire de l’état actuel des objets présents sur la carte</text:p>
        </text:list-item>
        <text:list-item>
          <text:p text:style-name="P35">Une liste de « Property », qui sera une liste à double champ permettant d’identifier un élément statique avec ses propriétés,</text:p>
        </text:list-item>
        <text:list-item>
          <text:p text:style-name="P35">Une liste de « Property », qui sera une liste à double champ permettant d’identifier un élément dynamique, ici les unités, avec ses propriétés. </text:p>
        </text:list-item>
        <text:list-item>
          <text:p text:style-name="P35">La taille X et Y de la map (pour le moment, elle est fixe de taille X = 64 et Y = 64)</text:p>
        </text:list-item>
      </text:list>
      <text:p text:style-name="Sans_20_interligne"/>
      <text:p text:style-name="Sans_20_interligne"/>
      <text:list xml:id="list215111809879064" text:style-name="L7">
        <text:list-item>
          <text:p text:style-name="P34">Le Terrain</text:p>
        </text:list-item>
      </text:list>
      <text:p text:style-name="P14">Les terrains sont les « zones » mentionnées dans la première partie du rapport, avec les « montagnes, marais, forets » etc. </text:p>
      <text:p text:style-name="Sans_20_interligne">Un terrain possède les attributs suivants : </text:p>
      <text:list xml:id="list3175023334931796565" text:style-name="L9">
        <text:list-item>
          <text:p text:style-name="P36">Un ID d’objet et une position, permettant sa disposition sur la carte du jeu,</text:p>
        </text:list-item>
        <text:list-item>
          <text:p text:style-name="P36">Un « TerrainType », permettant d’identifier le type de zone qu’on a affaire,</text:p>
        </text:list-item>
        <text:list-item>
          <text:p text:style-name="P36">Un mouvement cost, permettant de déterminer l’existence d’un chemin sur le terrain</text:p>
        </text:list-item>
      </text:list>
      <text:p text:style-name="Sans_20_interligne">Sa taille est fixe : (1,1), et sont indépendants des autres terrains voisins.</text:p>
      <text:p text:style-name="Sans_20_interligne"/>
      <text:h text:style-name="Titre_20_3" text:outline-level="3">Etat : éléments propres au joueur</text:h>
      <text:list xml:id="list6900998465837477210" text:style-name="L10">
        <text:list-item>
          <text:p text:style-name="P37">GameObject</text:p>
        </text:list-item>
      </text:list>
      <text:p text:style-name="P15">Un gameobject est un ensemble d’objets qu’un joueur peut posséder. </text:p>
      <text:p text:style-name="Sans_20_interligne">Chaque GameObject possède les attributs suivants :</text:p>
      <text:list xml:id="list3503479404696653652" text:style-name="L11">
        <text:list-item>
          <text:p text:style-name="P40">Un ID d’objet et d’une position, permettant l’insertion de l’objet sur la map,</text:p>
        </text:list-item>
        <text:list-item>
          <text:p text:style-name="P40">Un booléen is_static pour déterminer si c’est un objet statique ou dynamique, la valeur qui nous permettra ensuite d’identifier dans quelle liste de propriété il faut aller chercher pour obtenir ces caractéristiques. </text:p>
        </text:list-item>
        <text:list-item>
          <text:p text:style-name="P40">Un booléen is_destroyed, permettant de savoir si l’unité a été détruite ou pas (sa barre de vie descendant à 0 ou inférieur à 0 lors d’un « overkill »)</text:p>
        </text:list-item>
        <text:list-item>
          <text:p text:style-name="P40">Un player_id, permettant l’identification de l’objet, </text:p>
        </text:list-item>
        <text:list-item>
          <text:p text:style-name="P40">Un health_bar, montrant la vie actuelle de l’objet, </text:p>
        </text:list-item>
        <text:list-item>
          <text:p text:style-name="P40">Un attribut « Property » qui lui détermine ses caractéristiques. </text:p>
        </text:list-item>
      </text:list>
      <text:p text:style-name="P16">La « Property » d’un objet comporte :</text:p>
      <text:list xml:id="list3476637876746165402" text:style-name="L12">
        <text:list-item>
          <text:p text:style-name="P38">Un champ permettant d’identifier l’objet créé</text:p>
        </text:list-item>
        <text:list-item>
          <text:p text:style-name="P38">Un champ de défense</text:p>
        </text:list-item>
        <text:list-item>
          <text:p text:style-name="P38">Un champ d’attaque</text:p>
        </text:list-item>
        <text:list-item>
          <text:p text:style-name="P38">Un champ de vie max</text:p>
        </text:list-item>
      </text:list>
      <text:p text:style-name="Sans_20_interligne"/>
      <text:p text:style-name="Sans_20_interligne">Ensuite, un GameObject se diffère en 2 sous ensemble d’objets, les objets statiques, et les objets dynamiques.</text:p>
      <text:p text:style-name="Sans_20_interligne"/>
      <text:list xml:id="list4257075695464236541" text:style-name="L13">
        <text:list-item>
          <text:p text:style-name="P39">Objets statiques</text:p>
        </text:list-item>
      </text:list>
      <text:p text:style-name="Sans_20_interligne">Les objets statiques sont les différentes constructions que le joueur peut créer, tels que les centres-villes ou les tours de gardes.</text:p>
      <text:p text:style-name="Sans_20_interligne">Ils possèdent un attribut « can_attack », qui détermine si la construction possède le pouvoir d’attaquer ou non (exemple : tour de <text:soft-page-break/>garde peut tirer à distance pour se protéger contre les unités ennemis). </text:p>
      <text:p text:style-name="Sans_20_interligne">Le BuildingType détermine le type bâtiment qu’il s’agit, ce qui influencera les propriétés de la construction. </text:p>
      <text:p text:style-name="Sans_20_interligne"/>
      <text:list xml:id="list215135715137968" text:continue-numbering="true" text:style-name="L13">
        <text:list-item>
          <text:p text:style-name="P39">Objets dynamiques</text:p>
        </text:list-item>
      </text:list>
      <text:p text:style-name="Sans_20_interligne">Les objets dynamiques sont les unités que peuvent créer le joueur, tels que les villageois, ou les archers. </text:p>
      <text:p text:style-name="Sans_20_interligne">Ils possèdent un attribut mouvement_range, qui détermine le nombre de cases que l’unité peut se déplacer en un tour. </text:p>
      <text:p text:style-name="Sans_20_interligne">Le UnitType détermine le type d’unité formé, ce qui influencera ses propriétés.</text:p>
      <text:p text:style-name="Sans_20_interligne"/>
      <text:p text:style-name="Sans_20_interligne">Sa taille est de (1,1) fixe. Lors du rajout des châteaux dans le jeu, il sera constitué de 4 « building» différents disposés côte à côte. </text:p>
      <text:p text:style-name="P10"/>
      <text:h text:style-name="Titre_20_2" text:outline-level="2"><text:bookmark-start text:name="__RefHeading__1484_1060408740"/>Conception logiciel<text:bookmark-end text:name="__RefHeading__1484_1060408740"/></text:h>
      <text:p text:style-name="Sans_20_interligne">Voici le diagramme de classes d’état, mettant en évidence les liens entre les différents états du jeu. (Voir Illu<text:bookmark-start text:name="_Hlt527650503"/><text:bookmark-start text:name="_Hlt527650502"/>s<text:bookmark-end text:name="_Hlt527650503"/><text:bookmark-end text:name="_Hlt527650502"/>tration 1 page 8)</text:p>
      <text:p text:style-name="Sans_20_interligne">En <text:span text:style-name="Police_20_par_20_défaut"><text:span text:style-name="T7">vert </text:span></text:span>sont les classes pour l’état de la carte, avec sa classe IngameState permettant l’initialisation et sa mise à jour. </text:p>
      <text:p text:style-name="Sans_20_interligne">En <text:span text:style-name="Police_20_par_20_défaut"><text:span text:style-name="T8">bleu</text:span></text:span> est la classe pour l’état d’environnement, avec sa classe « énumération » pour les différents types de terrains. </text:p>
      <text:p text:style-name="Sans_20_interligne">En <text:span text:style-name="Police_20_par_20_défaut"><text:span text:style-name="T9">jaune</text:span></text:span> est la classe pour l’état des objets, avec ses classes filles en jaune foncé pour les objets statiques/dynamiques. Chaque classe fille possède une classe « énumération » permettant l’identification des objets créés. </text:p>
      <text:p text:style-name="Sans_20_interligne"/>
      <text:p text:style-name="Sans_20_interligne">Chaque élément possède donc une position, et chaque objet possède une propriété propre à lui.</text:p>
      <text:p text:style-name="Text_20_body"/>
      <text:h text:style-name="Titre_20_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p text:style-name="Text_20_body"/>
      <text:h text:style-name="Titre_20_2" text:outline-level="2"><text:bookmark-start text:name="__RefHeading__3408_1053578290"/>Conception logiciel : extension pour le moteur de jeu<text:bookmark-end text:name="__RefHeading__3408_1053578290"/></text:h>
      <text:h text:style-name="Titre_20_2" text:outline-level="2"><text:bookmark text:name="_Ressources"/><text:bookmark-start text:name="__RefHeading__2098_1060408740"/>Ressources<text:bookmark-end text:name="__RefHeading__2098_1060408740"/></text:h>
      <text:p text:style-name="P24"/>
      <text:p text:style-name="Text_20_body"/>
      <text:p text:style-name="Text_20_body"><draw:frame draw:style-name="fr5" draw:name="Image 10" text:anchor-type="paragraph" svg:y="0.6646in" svg:width="10.6354in" style:rel-width="scale" svg:height="4.5898in" style:rel-height="scale" draw:z-index="7"><draw:image xlink:href="Pictures/10000000000008610000039E7D7FD6D2EA8467DD.png" xlink:type="simple" xlink:show="embed" xlink:actuate="onLoad"/><draw:contour-polygon svg:width="2142px" svg:height="923px" svg:viewBox="0 0 2142 923"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1,540 1,541 1,542 1,543 1,544 1,545 1,546 1,547 1,548 1,549 1,550 1,551 1,552 1,553 1,554 1,555 1,556 1,557 1,558 1,559 1,560 1,561 1,562 1,563 1,564 1,565 1,566 1,567 1,568 1,569 1,570 1,571 1,572 1,573 1,574 1,575 1,576 1,577 1,578 1,579 1,580 1,581 1,582 1,583 1,584 1,585 1,586 1,587 1,588 1,589 1,590 1,591 1,592 1,593 1,594 1,595 1,596 1,597 1,598 1,599 1,600 1,601 1,602 1,603 1,604 1,605 1,606 1,607 1,608 1,609 1,610 1,611 1,612 1,613 1,614 1,615 1,616 1,617 1,618 1,619 1,620 1,621 1,622 1,623 1,624 1,625 1,626 1,627 1,628 1,629 1,630 1,631 1,632 1,633 1,634 1,635 1,636 1,637 1,638 1,639 1,640 1,641 1,642 1,643 1,644 1,645 1,646 1,647 1,648 1,649 1,650 1,651 1,652 1,653 1,654 1,655 1,656 1,657 1,658 1,659 1,660 1,661 1,662 1,663 1,664 1,665 1,666 1,667 1,668 1,669 1,670 1,671 1,672 1,673 1,674 1,675 1,676 1,677 1,678 1,679 1,680 1,681 1,682 1,683 1,684 1,685 1,686 1,687 1,688 1,689 1,690 1,691 1,692 1,693 1,694 1,695 1,696 1,697 1,698 1,699 1,700 1,701 1,702 1,703 1,704 1,705 1,706 1,707 1,708 1,709 1,710 1,711 1,712 1,713 1,714 1,715 1,716 1,717 1,718 1,719 1,720 1,721 1,722 1,723 1,724 1,725 1,726 1,727 1,728 1,729 1,730 1,731 1,732 1,733 1,734 1,735 1,736 1,737 1,738 1,739 1,740 1,741 1,742 1,743 1,744 1,745 1,746 1,747 1,748 1,749 1,750 1,751 1,752 1,753 1,754 1,755 1,756 1,757 1,758 1,759 1,760 1,761 1,762 1,763 1,764 1,765 1,766 1,767 1,768 1,769 1,770 1,771 1,772 1,773 1,774 1,775 1,776 1,777 1,778 1,779 1,780 1,781 1,782 1,783 1,784 1,785 1,786 1,787 1,788 1,789 1,790 1,791 1,792 1,793 1,794 1,795 1,796 1,797 1,798 1,799 1,800 1,801 1,802 1,803 1,804 1,805 1,806 1,807 1,808 1,809 1,810 1,811 1,812 1,813 1,814 1,815 1,816 1,817 1,818 1,819 1,820 1,821 1,822 1,823 1,824 1,825 1,826 1,827 1,828 1,829 1,830 1,831 1,832 1,833 1,834 1,835 1,836 1,837 1,838 1,839 1,840 1,841 1,842 1,843 1,844 1,845 1,846 1,847 1,848 1,849 1,850 1,851 1,852 1,853 1,854 1,855 1,856 1,857 1,858 1,859 1,860 1,861 1,862 1,863 1,864 1,865 1,866 1,867 1,868 1,869 1,870 1,871 1,872 1,873 1,874 1,875 1,876 1,877 1,878 1,879 1,880 1,881 1,882 1,883 1,884 1,885 1,886 1,887 1,888 1,889 1,890 1,891 1,892 1,893 1,894 1,895 1,896 1,897 1,898 1,899 1,900 1,901 1,902 1,903 1,904 1,905 1,906 1,907 1,908 1,909 1,910 1,911 1,912 1,913 1,914 1,915 1,916 1,917 1,918 1,919 1,920 1,921 1,922 1,923 1,924 2143,924 2143,923 2143,922 2143,921 2143,920 2143,919 2143,918 2143,917 2143,916 2143,915 2143,914 2143,913 2143,912 2143,911 2143,910 2143,909 2143,908 2143,907 2143,906 2143,905 2143,904 2143,903 2143,902 2143,901 2143,900 2143,899 2143,898 2143,897 2143,896 2143,895 2143,894 2143,893 2143,892 2143,891 2143,890 2143,889 2143,888 2143,887 2143,886 2143,885 2143,884 2143,883 2143,882 2143,881 2143,880 2143,879 2143,878 2143,877 2143,876 2143,875 2143,874 2143,873 2143,872 2143,871 2143,870 2143,869 2143,868 2143,867 2143,866 2143,865 2143,864 2143,863 2143,862 2143,861 2143,860 2143,859 2143,858 2143,857 2143,856 2143,855 2143,854 2143,853 2143,852 2143,851 2143,850 2143,849 2143,848 2143,847 2143,846 2143,845 2143,844 2143,843 2143,842 2143,841 2143,840 2143,839 2143,838 2143,837 2143,836 2143,835 2143,834 2143,833 2143,832 2143,831 2143,830 2143,829 2143,828 2143,827 2143,826 2143,825 2143,824 2143,823 2143,822 2143,821 2143,820 2143,819 2143,818 2143,817 2143,816 2143,815 2143,814 2143,813 2143,812 2143,811 2143,810 2143,809 2143,808 2143,807 2143,806 2143,805 2143,804 2143,803 2143,802 2143,801 2143,800 2143,799 2143,798 2143,797 2143,796 2143,795 2143,794 2143,793 2143,792 2143,791 2143,790 2143,789 2143,788 2143,787 2143,786 2143,785 2143,784 2143,783 2143,782 2143,781 2143,780 2143,779 2143,778 2143,777 2143,776 2143,775 2143,774 2143,773 2143,772 2143,771 2143,770 2143,769 2143,768 2143,767 2143,766 2143,765 2143,764 2143,763 2143,762 2143,761 2143,760 2143,759 2143,758 2143,757 2143,756 2143,755 2143,754 2143,753 2143,752 2143,751 2143,750 2143,749 2143,748 2143,747 2143,746 2143,745 2143,744 2143,743 2143,742 2143,741 2143,740 2143,739 2143,738 2143,737 2143,736 2143,735 2143,734 2143,733 2143,732 2143,731 2143,730 2143,729 2143,728 2143,727 2143,726 2143,725 2143,724 2143,723 2143,722 2143,721 2143,720 2143,719 2143,718 2143,717 2143,716 2143,715 2143,714 2143,713 2143,712 2143,711 2143,710 2143,709 2143,708 2143,707 2143,706 2143,705 2143,704 2143,703 2143,702 2143,701 2143,700 2143,699 2143,698 2143,697 2143,696 2143,695 2143,694 2143,693 2143,692 2143,691 2143,690 2143,689 2143,688 2143,687 2143,686 2143,685 2143,684 2143,683 2143,682 2143,681 2143,680 2143,679 2143,678 2143,677 2143,676 2143,675 2143,674 2143,673 2143,672 2143,671 2143,670 2143,669 2143,668 2143,667 2143,666 2143,665 2143,664 2143,663 2143,662 2143,661 2143,660 2143,659 2143,658 2143,657 2143,656 2143,655 2143,654 2143,653 2143,652 2143,651 2143,650 2143,649 2143,648 2143,647 2143,646 2143,645 2143,644 2143,643 2143,642 2143,641 2143,640 2143,639 2143,638 2143,637 2143,636 2143,635 2143,634 2143,633 2143,632 2143,631 2143,630 2143,629 2143,628 2143,627 2143,626 2143,625 2143,624 2143,623 2143,622 2143,621 2143,620 2143,619 2143,618 2143,617 2143,616 2143,615 2143,614 2143,613 2143,612 2143,611 2143,610 2143,609 2143,608 2143,607 2143,606 2143,605 2143,604 2143,603 2143,602 2143,601 2143,600 2143,599 2143,598 2143,597 2143,596 2143,595 2143,594 2143,593 2143,592 2143,591 2143,590 2143,589 2143,588 2143,587 2143,586 2143,585 2143,584 2143,583 2143,582 2143,581 2143,580 2143,579 2143,578 2143,577 2143,576 2143,575 2143,574 2143,573 2143,572 2143,571 2143,570 2143,569 2143,568 2143,567 2143,566 2143,565 2143,564 2143,563 2143,562 2143,561 2143,560 2143,559 2143,558 2143,557 2143,556 2143,555 2143,554 2143,553 2143,552 2143,551 2143,550 2143,549 2143,548 2143,547 2143,546 2143,545 2143,544 2143,543 2143,542 2143,541 2143,540 2143,539 2143,538 2143,537 2143,536 2143,535 2143,534 2143,533 2143,532 2143,531 2143,530 2143,529 2143,528 2143,527 2143,526 2143,525 2143,524 2143,523 2143,522 2143,521 2143,520 2143,519 2143,518 2143,517 2143,516 2143,515 2143,514 2143,513 2143,512 2143,511 2143,510 2143,509 2143,508 2143,507 2143,506 2143,505 2143,504 2143,503 2143,502 2143,501 2143,500 2143,499 2143,498 2143,497 2143,496 2143,495 2143,494 2143,493 2143,492 2143,491 2143,490 2143,489 2143,488 2143,487 2143,486 2143,485 2143,484 2143,483 2143,482 2143,481 2143,480 2143,479 2143,478 2143,477 2143,476 2143,475 2143,474 2143,473 2143,472 2143,471 2143,470 2143,469 2143,468 2143,467 2143,466 2143,465 2143,464 2143,463 2143,462 2143,461 2143,460 2143,459 2143,458 2143,457 2143,456 2143,455 2143,454 2143,453 2143,452 2143,451 2143,450 2143,449 2143,448 2143,447 2143,446 2143,445 2143,444 2143,443 2143,442 2143,441 2143,440 2143,439 2143,438 2143,437 2143,436 2143,435 2143,434 2143,433 2143,432 2143,431 2143,430 2143,429 2143,428 2143,427 2143,426 2143,425 2143,424 2143,423 2143,422 2143,421 2143,420 2143,419 2143,418 2143,417 2143,416 2143,415 2143,414 2143,413 2143,412 2143,411 2143,410 2143,409 2143,408 2143,407 2143,406 2143,405 2143,404 2143,403 2143,402 2143,401 2143,400 2143,399 2143,398 2143,397 2143,396 2143,395 2143,394 2143,393 2143,392 2143,391 2143,390 2143,389 2143,388 2143,387 2143,386 2143,385 2143,384 2143,383 2143,382 2143,381 2143,380 2143,379 2143,378 2143,377 2143,376 2143,375 2143,374 2143,373 2143,372 2143,371 2143,370 2143,369 2143,368 2143,367 2143,366 2143,365 2143,364 2143,363 2143,362 2143,361 2143,360 2143,359 2143,358 2143,357 2143,356 2143,355 2143,354 2143,353 2143,352 2143,351 2143,350 2143,349 2143,348 2143,347 2143,346 2143,345 2143,344 2143,343 2143,342 2143,341 2143,340 2143,339 2143,338 2143,337 2143,336 2143,335 2143,334 2143,333 2143,332 2143,331 2143,330 2143,329 2143,328 2143,327 2143,326 2143,325 2143,324 2143,323 2143,322 2143,321 2143,320 2143,319 2143,318 2143,317 2143,316 2143,315 2143,314 2143,313 2143,312 2143,311 2143,310 2143,309 2143,308 2143,307 2143,306 2143,305 2143,304 2143,303 2143,302 2143,301 2143,300 2143,299 2143,298 2143,297 2143,296 2143,295 2143,294 2143,293 2143,292 2143,291 2143,290 2143,289 2143,288 2143,287 2143,286 2143,285 2143,284 2143,283 2143,282 2143,281 2143,280 2143,279 2143,278 2143,277 2143,276 2143,275 2143,274 2143,273 2143,272 2143,271 2143,270 2143,269 2143,268 2143,267 2143,266 2143,265 2143,264 2143,263 2143,262 2143,261 2143,260 2143,259 2143,258 2143,257 2143,256 2143,255 2143,254 2143,253 2143,252 2143,251 2143,250 2143,249 2143,248 2143,247 2143,246 2143,245 2143,244 2143,243 2143,242 2143,241 2143,240 2143,239 2143,238 2143,237 2143,236 2143,235 2143,234 2143,233 2143,232 2143,231 2143,230 2143,229 2143,228 2143,227 2143,226 2143,225 2143,224 2143,223 2143,222 2143,221 2143,220 2143,219 2143,218 2143,217 2143,216 2143,215 2143,214 2143,213 2143,212 2143,211 2143,210 2143,209 2143,208 2143,207 2143,206 2143,205 2143,204 2143,203 2143,202 2143,201 2143,200 2143,199 2143,198 2143,197 2143,196 2143,195 2143,194 2143,193 2143,192 2143,191 2143,190 2143,189 2143,188 2143,187 2143,186 2143,185 2143,184 2143,183 2143,182 2143,181 2143,180 2143,179 2143,178 2143,177 2143,176 2143,175 2143,174 2143,173 2143,172 2143,171 2143,170 2143,169 2143,168 2143,167 2143,166 2143,165 2143,164 2143,163 2143,162 2143,161 2143,160 2143,159 2143,158 2143,157 2143,156 2143,155 2143,154 2143,153 2143,152 2143,151 2143,150 2143,149 2143,148 2143,147 2143,146 2143,145 2143,144 2143,143 2143,142 2143,141 2143,140 2143,139 2143,138 2143,137 2143,136 2143,135 2143,134 2143,133 2143,132 2143,131 2143,130 2143,129 2143,128 2143,127 2143,126 2143,125 2143,124 2143,123 2143,122 2143,121 2143,120 2143,119 2143,118 2143,117 2143,116 2143,115 2143,114 2143,113 2143,112 2143,111 2143,110 2143,109 2143,108 2143,107 2143,106 2143,105 2143,104 2143,103 2143,102 2143,101 2143,100 2143,99 2143,98 2143,97 2143,96 2143,95 2143,94 2143,93 2143,92 2143,91 2143,90 2143,89 2143,88 2143,87 2143,86 2143,85 2143,84 2143,83 2143,82 2143,81 2143,80 2143,79 2143,78 2143,77 2143,76 2143,75 2143,74 2143,73 2143,72 2143,71 2143,70 2143,69 2143,68 2143,67 2143,66 2143,65 2143,64 2143,63 2143,62 2143,61 2143,60 2143,59 2143,58 2143,57 2143,56 2143,55 2143,54 2143,53 2143,52 2143,51 2143,50 2143,49 2143,48 2143,47 2143,46 2143,45 2143,44 2143,43 2143,42 2143,41 2143,40 2143,39 2143,38 2143,37 2143,36 2143,35 2143,34 2143,33 2143,32 2143,31 2143,30 2143,29 2143,28 2143,27 2143,26 2143,25 2143,24 2143,23 2143,22 2143,21 2143,20 2143,19 45,18 45,17 45,16 45,15 45,14 45,13 45,12 45,11 45,10 45,9 45,8 45,7 45,6 45,5 45,4 45,3 45,2 45,1" draw:recreate-on-edit="true"/></draw:frame><draw:frame draw:style-name="fr1" draw:name="Cadre3" text:anchor-type="paragraph" svg:width="10.1181in" style:rel-width="scale" svg:height="5.3252in" style:rel-height="scale" draw:z-index="1"><draw:text-box><text:p text:style-name="Illustration">Illustration 1: Diagramme des classes d'état</text:p></draw:text-box></draw:frame></text:p>
      <text:h text:style-name="P20"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_20_2" text:outline-level="2"><text:bookmark-start text:name="__RefHeading__2104_1060408740"/>Stratégie de rendu d'un état<text:bookmark-end text:name="__RefHeading__2104_1060408740"/></text:h>
      <text:p text:style-name="Text_20_body"/>
      <text:h text:style-name="Titre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Titre_20_2" text:outline-level="2"><text:bookmark-start text:name="__RefHeading__3410_1053578290"/>Conception logiciel : extension pour les animations<text:bookmark-end text:name="__RefHeading__3410_1053578290"/></text:h>
      <text:p text:style-name="Text_20_body"/>
      <text:h text:style-name="Titre_20_2" text:outline-level="2"><text:bookmark-start text:name="__RefHeading__2132_1060408740"/>Ressources<text:bookmark-end text:name="__RefHeading__2132_1060408740"/></text:h>
      <text:p text:style-name="Text_20_body"/>
      <text:h text:style-name="Titre_20_2" text:outline-level="2"><text:bookmark-start text:name="__RefHeading__2136_1060408740"/>Exemple de rendu<text:bookmark-end text:name="__RefHeading__2136_1060408740"/></text:h>
      <text:p text:style-name="P25"><draw:frame draw:style-name="fr1" draw:name="Cadre2" text:anchor-type="paragraph" svg:width="10.1181in" style:rel-width="scale" svg:height="4.9425in" style:rel-height="scale" draw:z-index="5"><draw:text-box><text:p text:style-name="Illustration">Illustration 2: Diagramme de classes pour le rendu</text:p></draw:text-box></draw:frame></text:p>
      <text:h text:style-name="P21"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Titre_20_2" text:outline-level="2"><text:bookmark-start text:name="__RefHeading__2079_824097905"/>Horloge globale<text:bookmark-end text:name="__RefHeading__2079_824097905"/></text:h>
      <text:p text:style-name="Text_20_body"/>
      <text:h text:style-name="Titre_20_2" text:outline-level="2"><text:bookmark-start text:name="__RefHeading__2081_824097905"/>Changements extérieurs<text:bookmark-end text:name="__RefHeading__2081_824097905"/></text:h>
      <text:p text:style-name="Text_20_body"/>
      <text:h text:style-name="Titre_20_2" text:outline-level="2"><text:bookmark-start text:name="__RefHeading__2083_824097905"/>Changements autonomes<text:bookmark-end text:name="__RefHeading__2083_824097905"/></text:h>
      <text:p text:style-name="Text_20_body"/>
      <text:h text:style-name="Titre_20_2" text:outline-level="2"><text:bookmark-start text:name="__RefHeading__1029_1053578290"/>Conception logiciel<text:bookmark-end text:name="__RefHeading__1029_1053578290"/></text:h>
      <text:p text:style-name="P17"/>
      <text:h text:style-name="Titre_20_2" text:outline-level="2"><text:bookmark-start text:name="__RefHeading__3412_1053578290"/>Conception logiciel : extension pour l'IA<text:bookmark-end text:name="__RefHeading__3412_1053578290"/></text:h>
      <text:p text:style-name="Text_20_body"/>
      <text:h text:style-name="Titre_20_2" text:outline-level="2"><text:bookmark-start text:name="__RefHeading__1829_2123130103"/>Conception logiciel : extension pour la parallélisation<text:bookmark-end text:name="__RefHeading__1829_2123130103"/></text:h>
      <text:p text:style-name="P19"><draw:frame draw:style-name="fr1" draw:name="Frame1" text:anchor-type="paragraph" svg:width="9.922in" style:rel-width="scale" svg:height="5.3752in" style:rel-height="scale" draw:z-index="6"><draw:text-box><text:p text:style-name="Illustration">Illustration 3: Diagrammes des classes pour le moteur de jeu</text:p></draw:text-box></draw:frame></text:p>
      <text:h text:style-name="P22"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_20_2" text:outline-level="2"><text:bookmark-start text:name="__RefHeading__2973_1544052078"/>Stratégies<text:bookmark-end text:name="__RefHeading__2973_1544052078"/></text:h>
      <text:p text:style-name="P10"/>
      <text:h text:style-name="Titre_20_3" text:outline-level="3"><text:bookmark-start text:name="__RefHeading__2975_1544052078"/>Intelligence minimale<text:bookmark-end text:name="__RefHeading__2975_1544052078"/></text:h>
      <text:p text:style-name="P10"/>
      <text:h text:style-name="Titre_20_3" text:outline-level="3"><text:bookmark-start text:name="__RefHeading__2977_1544052078"/>Intelligence basée sur des heuristiques<text:bookmark-end text:name="__RefHeading__2977_1544052078"/></text:h>
      <text:p text:style-name="P10"/>
      <text:h text:style-name="Titre_20_3" text:outline-level="3"><text:bookmark-start text:name="__RefHeading__2480_1544052078"/>Intelligence basée sur les arbres de recherche<text:bookmark-end text:name="__RefHeading__2480_1544052078"/></text:h>
      <text:p text:style-name="Text_20_body"/>
      <text:h text:style-name="Titre_20_2" text:outline-level="2"><text:bookmark-start text:name="__RefHeading__2979_1544052078"/>Conception logiciel<text:bookmark-end text:name="__RefHeading__2979_1544052078"/></text:h>
      <text:p text:style-name="Text_20_body"/>
      <text:h text:style-name="Titre_20_2" text:outline-level="2"><text:bookmark-start text:name="__RefHeading__2981_1544052078"/>Conception logiciel : extension pour l'IA composée<text:bookmark-end text:name="__RefHeading__2981_1544052078"/></text:h>
      <text:p text:style-name="Text_20_body"/>
      <text:h text:style-name="Titre_20_2" text:outline-level="2"><text:bookmark-start text:name="__RefHeading__2983_1544052078"/>Conception logiciel : extension pour IA avancée<text:bookmark-end text:name="__RefHeading__2983_1544052078"/></text:h>
      <text:p text:style-name="Text_20_body"/>
      <text:h text:style-name="Titre_20_2" text:outline-level="2"><text:bookmark-start text:name="__RefHeading__2985_1544052078"/>Conception logiciel : extension pour la parallélisation<text:bookmark-end text:name="__RefHeading__2985_1544052078"/></text:h>
      <text:h text:style-name="P23"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_20_2" text:outline-level="2"><text:bookmark-start text:name="__RefHeading__1831_2123130103"/>Organisation des modules<text:bookmark-end text:name="__RefHeading__1831_2123130103"/></text:h>
      <text:h text:style-name="Titre_20_3" text:outline-level="3"><text:bookmark-start text:name="__RefHeading__1743_2123130103"/>Répartition sur différents threads<text:bookmark-end text:name="__RefHeading__1743_2123130103"/></text:h>
      <text:p text:style-name="P17"/>
      <text:h text:style-name="Titre_20_3" text:outline-level="3"><text:bookmark-start text:name="__RefHeading__1835_2123130103"/>Répartition sur différentes machines<text:bookmark-end text:name="__RefHeading__1835_2123130103"/></text:h>
      <text:p text:style-name="Text_20_body"/>
      <text:h text:style-name="Titre_20_2" text:outline-level="2"><text:bookmark-start text:name="__RefHeading__1837_2123130103"/>Conception logiciel<text:bookmark-end text:name="__RefHeading__1837_2123130103"/></text:h>
      <text:p text:style-name="P17"/>
      <text:h text:style-name="Titre_20_2" text:outline-level="2"><text:bookmark-start text:name="__RefHeading__1966_2123130103"/>Conception logiciel : extension réseau<text:bookmark-end text:name="__RefHeading__1966_2123130103"/></text:h>
      <text:p text:style-name="Text_20_body"/>
      <text:h text:style-name="Titre_20_2" text:outline-level="2"><text:bookmark-start text:name="__RefHeading__1968_2123130103"/>Conception logiciel : client Android<text:bookmark-end text:name="__RefHeading__1968_2123130103"/></text:h>
      <text:p text:style-name="P26"/>
      <text:p text:style-name="Text_20_body"><draw:frame draw:style-name="fr2" draw:name="Frame3" text:anchor-type="paragraph" svg:x="0.4035in" svg:y="0.4417in" svg:width="9.3102in" style:rel-width="scale" svg:height="5.1772in" style:rel-height="scale" draw:z-index="0"><draw:text-box><text:p text:style-name="Illustration">Illustration 4: Diagramme de classes pour la modularisation</text:p></draw:text-box></draw:frame></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0.2756in" fo:margin-bottom="0.1575in" loext:contextual-spacing="false" fo:hyphenation-ladder-count="no-limit"/>
      <style:text-properties fo:font-weight="bold" style:font-weight-asian="bold" style:font-weight-complex="bold" fo:hyphenate="false"/>
    </style:style>
    <style:style style:name="Titre_20_3" style:display-name="Titre 3" style:family="paragraph" style:parent-style-name="Heading" style:next-style-name="Text_20_body" style:default-outline-level="3">
      <style:paragraph-properties fo:margin-top="0.0972in" fo:margin-bottom="0in" loext:contextual-spacing="false" fo:hyphenation-ladder-count="no-limit"/>
      <style:text-properties fo:color="#808080" fo:font-size="12pt" fo:font-weight="bold" style:font-size-asian="12pt"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text-align="justify" style:justify-single-word="false"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ab-stops/>
      </style:paragraph-properties>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ous-titre"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Légende" style:class="extra">
      <style:paragraph-properties fo:margin-left="0.1575in" fo:margin-right="0in" fo:margin-top="0in" fo:margin-bottom="0.0827in" loext:contextual-spacing="false" fo:text-align="justify" style:justify-single-word="false" fo:hyphenation-ladder-count="no-limit" fo:text-indent="0in" style:auto-text-indent="false">
        <style:tab-stops/>
      </style:paragraph-properties>
      <style:text-properties fo:font-size="9pt" style:font-size-asian="9pt" fo:hyphenate="false"/>
    </style:style>
    <style:style style:name="Illustration" style:family="paragraph" style:parent-style-name="Légende" style:class="extra">
      <style:paragraph-properties fo:hyphenation-ladder-count="no-limit"/>
      <style:text-properties fo:hyphenate="false"/>
    </style:style>
    <style:style style:name="Pied_20_de_20_page" style:display-name="Pied de page" style:family="paragraph" style:parent-style-name="Standard">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style:style>
    <style:style style:name="Sans_20_interligne" style:display-name="Sans interligne" style:family="paragraph">
      <style:paragraph-properties fo:hyphenation-ladder-count="no-limit"/>
      <style:text-properties fo:font-size="9pt" style:font-size-asian="9pt" style:font-name-complex="Mangal" style:font-family-complex="Mangal" style:font-family-generic-complex="roman" style:font-pitch-complex="variable" style:font-size-complex="10.5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67%"/>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fo:background-color="#e1dfdd"/>
    </style:style>
    <style:style style:name="Lien_20_hypertexte_20_suivi_20_visité" style:display-name="Lien hypertexte suivi visité" style:family="text" style:parent-style-name="Police_20_par_20_défau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tarSymbol" fo:font-family="StarSymbol" style:font-family-generic="system" style:font-charset="x-symbol"/>
    </style:style>
    <style:style style:name="WW_5f_CharLFO2LVL2" style:display-name="WW_CharLFO2LVL2" style:family="text">
      <style:text-properties style:font-name="StarSymbol" fo:font-family="StarSymbol" style:font-family-generic="system" style:font-charset="x-symbol"/>
    </style:style>
    <style:style style:name="WW_5f_CharLFO2LVL3" style:display-name="WW_CharLFO2LVL3" style:family="text">
      <style:text-properties style:font-name="StarSymbol" fo:font-family="StarSymbol" style:font-family-generic="system" style:font-charset="x-symbo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style:font-name="StarSymbol" fo:font-family="StarSymbol" style:font-family-generic="system" style:font-charset="x-symbol"/>
    </style:style>
    <style:style style:name="WW_5f_CharLFO2LVL7" style:display-name="WW_CharLFO2LVL7" style:family="text">
      <style:text-properties style:font-name="StarSymbol" fo:font-family="StarSymbol" style:font-family-generic="system" style:font-charset="x-symbol"/>
    </style:style>
    <style:style style:name="WW_5f_CharLFO2LVL8" style:display-name="WW_CharLFO2LVL8" style:family="text">
      <style:text-properties style:font-name="StarSymbol" fo:font-family="StarSymbol" style:font-family-generic="system" style:font-charset="x-symbol"/>
    </style:style>
    <style:style style:name="WW_5f_CharLFO2LVL9" style:display-name="WW_CharLFO2LVL9" style:family="text">
      <style:text-properties style:font-name="StarSymbol" fo:font-family="StarSymbol" style:font-family-generic="system" style:font-charset="x-symbol"/>
    </style:style>
    <style:style style:name="WW_5f_CharLFO3LVL1" style:display-name="WW_CharLFO3LVL1" style:family="text">
      <style:text-properties style:font-name="StarSymbol" fo:font-family="StarSymbol" style:font-family-generic="system" style:font-charset="x-symbol"/>
    </style:style>
    <style:style style:name="WW_5f_CharLFO3LVL2" style:display-name="WW_CharLFO3LVL2" style:family="text">
      <style:text-properties style:font-name="StarSymbol" fo:font-family="StarSymbol" style:font-family-generic="system" style:font-charset="x-symbol"/>
    </style:style>
    <style:style style:name="WW_5f_CharLFO3LVL3" style:display-name="WW_CharLFO3LVL3" style:family="text">
      <style:text-properties style:font-name="StarSymbol" fo:font-family="StarSymbol" style:font-family-generic="system" style:font-charset="x-symbo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style:font-name="StarSymbol" fo:font-family="StarSymbol" style:font-family-generic="system" style:font-charset="x-symbol"/>
    </style:style>
    <style:style style:name="WW_5f_CharLFO3LVL7" style:display-name="WW_CharLFO3LVL7" style:family="text">
      <style:text-properties style:font-name="StarSymbol" fo:font-family="StarSymbol" style:font-family-generic="system" style:font-charset="x-symbol"/>
    </style:style>
    <style:style style:name="WW_5f_CharLFO3LVL8" style:display-name="WW_CharLFO3LVL8" style:family="text">
      <style:text-properties style:font-name="StarSymbol" fo:font-family="StarSymbol" style:font-family-generic="system" style:font-charset="x-symbol"/>
    </style:style>
    <style:style style:name="WW_5f_CharLFO3LVL9" style:display-name="WW_CharLFO3LVL9" style:family="text">
      <style:text-properties style:font-name="StarSymbol" fo:font-family="StarSymbol" style:font-family-generic="system"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 fo:font-family="StarSymbol" style:font-family-generic="system" style:font-charset="x-symbol"/>
    </style:style>
    <style:style style:name="WW_5f_CharLFO5LVL2" style:display-name="WW_CharLFO5LVL2" style:family="text">
      <style:text-properties style:font-name="StarSymbol" fo:font-family="StarSymbol" style:font-family-generic="system" style:font-charset="x-symbol"/>
    </style:style>
    <style:style style:name="WW_5f_CharLFO5LVL3" style:display-name="WW_CharLFO5LVL3" style:family="text">
      <style:text-properties style:font-name="StarSymbol" fo:font-family="StarSymbol" style:font-family-generic="system" style:font-charset="x-symbo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style:font-name="StarSymbol" fo:font-family="StarSymbol" style:font-family-generic="system" style:font-charset="x-symbol"/>
    </style:style>
    <style:style style:name="WW_5f_CharLFO5LVL7" style:display-name="WW_CharLFO5LVL7" style:family="text">
      <style:text-properties style:font-name="StarSymbol" fo:font-family="StarSymbol" style:font-family-generic="system" style:font-charset="x-symbol"/>
    </style:style>
    <style:style style:name="WW_5f_CharLFO5LVL8" style:display-name="WW_CharLFO5LVL8" style:family="text">
      <style:text-properties style:font-name="StarSymbol" fo:font-family="StarSymbol" style:font-family-generic="system" style:font-charset="x-symbol"/>
    </style:style>
    <style:style style:name="WW_5f_CharLFO5LVL9" style:display-name="WW_CharLFO5LVL9" style:family="text">
      <style:text-properties style:font-name="StarSymbol" fo:font-family="StarSymbol" style:font-family-generic="system" style:font-charset="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StarSymbol" fo:font-family="StarSymbol" style:font-family-generic="system" style:font-charset="x-symbol"/>
    </style:style>
    <style:style style:name="WW_5f_CharLFO7LVL2" style:display-name="WW_CharLFO7LVL2" style:family="text">
      <style:text-properties style:font-name="StarSymbol" fo:font-family="StarSymbol" style:font-family-generic="system" style:font-charset="x-symbol"/>
    </style:style>
    <style:style style:name="WW_5f_CharLFO7LVL3" style:display-name="WW_CharLFO7LVL3" style:family="text">
      <style:text-properties style:font-name="StarSymbol" fo:font-family="StarSymbol" style:font-family-generic="system" style:font-charset="x-symbol"/>
    </style:style>
    <style:style style:name="WW_5f_CharLFO7LVL4" style:display-name="WW_CharLFO7LVL4" style:family="text">
      <style:text-properties style:font-name="StarSymbol" fo:font-family="StarSymbol" style:font-family-generic="system" style:font-charset="x-symbol"/>
    </style:style>
    <style:style style:name="WW_5f_CharLFO7LVL5" style:display-name="WW_CharLFO7LVL5" style:family="text">
      <style:text-properties style:font-name="StarSymbol" fo:font-family="StarSymbol" style:font-family-generic="system" style:font-charset="x-symbol"/>
    </style:style>
    <style:style style:name="WW_5f_CharLFO7LVL6" style:display-name="WW_CharLFO7LVL6" style:family="text">
      <style:text-properties style:font-name="StarSymbol" fo:font-family="StarSymbol" style:font-family-generic="system" style:font-charset="x-symbol"/>
    </style:style>
    <style:style style:name="WW_5f_CharLFO7LVL7" style:display-name="WW_CharLFO7LVL7" style:family="text">
      <style:text-properties style:font-name="StarSymbol" fo:font-family="StarSymbol" style:font-family-generic="system" style:font-charset="x-symbol"/>
    </style:style>
    <style:style style:name="WW_5f_CharLFO7LVL8" style:display-name="WW_CharLFO7LVL8" style:family="text">
      <style:text-properties style:font-name="StarSymbol" fo:font-family="StarSymbol" style:font-family-generic="system" style:font-charset="x-symbol"/>
    </style:style>
    <style:style style:name="WW_5f_CharLFO7LVL9" style:display-name="WW_CharLFO7LVL9" style:family="text">
      <style:text-properties style:font-name="StarSymbol" fo:font-family="StarSymbol" style:font-family-generic="system"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
        <style:list-level-properties text:list-level-position-and-space-mode="label-alignment">
          <style:list-level-label-alignment text:label-followed-by="listtab" fo:text-indent="-0.6in" fo:margin-left="0.6in"/>
        </style:list-level-properties>
      </text:outline-level-style>
      <text:outline-level-style text:level="5" style:num-format="">
        <style:list-level-properties text:list-level-position-and-space-mode="label-alignment">
          <style:list-level-label-alignment text:label-followed-by="listtab" fo:text-indent="-0.7in" fo:margin-left="0.7in"/>
        </style:list-level-properties>
      </text:outline-level-style>
      <text:outline-level-style text:level="6" style:num-format="">
        <style:list-level-properties text:list-level-position-and-space-mode="label-alignment">
          <style:list-level-label-alignment text:label-followed-by="listtab" fo:text-indent="-0.8in" fo:margin-left="0.8in"/>
        </style:list-level-properties>
      </text:outline-level-style>
      <text:outline-level-style text:level="7" style:num-format="">
        <style:list-level-properties text:list-level-position-and-space-mode="label-alignment">
          <style:list-level-label-alignment text:label-followed-by="listtab" fo:text-indent="-0.9in" fo:margin-left="0.9in"/>
        </style:list-level-properties>
      </text:outline-level-style>
      <text:outline-level-style text:level="8" style:num-format="">
        <style:list-level-properties text:list-level-position-and-space-mode="label-alignment">
          <style:list-level-label-alignment text:label-followed-by="listtab" fo:text-indent="-1in" fo:margin-left="1in"/>
        </style:list-level-properties>
      </text:outline-level-style>
      <text:outline-level-style text:level="9" style:num-format="">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362in" fo:margin-left="0in" fo:margin-right="0in" fo:margin-top="0in" style:dynamic-spacing="tru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footer>
        <text:p text:style-name="Pied_20_de_20_page">Projet Logiciel Transversal – Hikaru GOTO – Benjamin HYON<text:tab/>Page <text:page-number text:select-page="current">7</text:page-number> / <text:page-count>16</text:page-count></text:p>
      </style:footer>
    </style:master-page>
    <style:master-page style:name="MP1" style:page-layout-name="Mpm3">
      <style:footer>
        <text:p text:style-name="Pied_20_de_20_page">Projet Logiciel Transversal – Hikaru GOTO – Benjamin HYON<text:tab/>Page <text:page-number text:select-page="current">8</text:page-number> / <text:page-count>16</text:page-count></text:p>
      </style:footer>
    </style:master-page>
    <style:master-page style:name="MP2" style:page-layout-name="Mpm2">
      <style:footer>
        <text:p text:style-name="Pied_20_de_20_page">Projet Logiciel Transversal – Hikaru GOTO – Benjamin HYON<text:tab/>Page <text:page-number text:select-page="current">9</text:page-number> / <text:page-count>16</text:page-count></text:p>
      </style:footer>
    </style:master-page>
    <style:master-page style:name="MP3" style:page-layout-name="Mpm3">
      <style:footer>
        <text:p text:style-name="Pied_20_de_20_page">Projet Logiciel Transversal – Hikaru GOTO – Benjamin HYON<text:tab/>Page <text:page-number text:select-page="current">10</text:page-number> / <text:page-count>16</text:page-count></text:p>
      </style:footer>
    </style:master-page>
    <style:master-page style:name="MP4" style:page-layout-name="Mpm2">
      <style:footer>
        <text:p text:style-name="Pied_20_de_20_page">Projet Logiciel Transversal – Hikaru GOTO – Benjamin HYON<text:tab/>Page <text:page-number text:select-page="current">11</text:page-number> / <text:page-count>16</text:page-count></text:p>
      </style:footer>
    </style:master-page>
    <style:master-page style:name="MP5" style:page-layout-name="Mpm3">
      <style:footer>
        <text:p text:style-name="Pied_20_de_20_page">Projet Logiciel Transversal – Hikaru GOTO – Benjamin HYON<text:tab/>Page <text:page-number text:select-page="current">12</text:page-number> / <text:page-count>16</text:page-count></text:p>
      </style:footer>
    </style:master-page>
    <style:master-page style:name="MP6" style:page-layout-name="Mpm2">
      <style:footer>
        <text:p text:style-name="Pied_20_de_20_page">Projet Logiciel Transversal – Hikaru GOTO – Benjamin HYON<text:tab/>Page <text:page-number text:select-page="current">13</text:page-number> / <text:page-count>16</text:page-count></text:p>
      </style:footer>
    </style:master-page>
    <style:master-page style:name="MP7" style:page-layout-name="Mpm2">
      <style:footer>
        <text:p text:style-name="Pied_20_de_20_page">Projet Logiciel Transversal – Hikaru GOTO – Benjamin HYON<text:tab/>Page <text:page-number text:select-page="current">14</text:page-number> / <text:page-count>16</text:page-count></text:p>
      </style:footer>
    </style:master-page>
    <style:master-page style:name="MP8" style:page-layout-name="Mpm3">
      <style:footer>
        <text:p text:style-name="Pied_20_de_20_page">Projet Logiciel Transversal – Hikaru GOTO – Benjamin HYON<text:tab/>Page <text:page-number text:select-page="current">15</text:page-number> / <text:page-count>16</text:page-count></text:p>
      </style:footer>
    </style:master-page>
    <style:master-page style:name="MP9" style:page-layout-name="Mpm2">
      <style:footer>
        <text:p text:style-name="Pied_20_de_20_page">Projet Logiciel Transversal – Hikaru GOTO – Benjamin HYON<text:tab/>Page <text:page-number text:select-page="current">16</text:page-number> / <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Hikaru</meta:initial-creator>
    <dc:creator>Hikaru</dc:creator>
    <meta:creation-date>2018-10-18T14:27:00Z</meta:creation-date>
    <dc:date>2018-10-18T16:49:00Z</dc:date>
    <meta:print-date>2018-10-18T16:35:00Z</meta:print-date>
    <meta:editing-cycles>30</meta:editing-cycles>
    <meta:editing-duration>PT8580S</meta:editing-duration>
    <meta:document-statistic meta:table-count="0" meta:image-count="4" meta:object-count="0" meta:page-count="16" meta:paragraph-count="189" meta:word-count="2416" meta:character-count="14775" meta:non-whitespace-character-count="12570"/>
    <meta:template xlink:type="simple" xlink:actuate="onRequest" xlink:title="" xlink:href="../../../../../../home/hikaru/Desktop/Rapport_word.odt/Normal"/>
  </office:meta>
</office:document-meta>
</file>